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float" office:value="2636" calcext:value-type="float">
            <text:p>2636</text:p>
          </table:table-cell>
          <table:table-cell table:style-name="ce1"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419" calcext:value-type="float">
            <text:p>419</text:p>
          </table:table-cell>
          <table:table-cell table:number-columns-repeated="3"/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379" calcext:value-type="float">
            <text:p>379</text:p>
          </table:table-cell>
          <table:table-cell table:number-columns-repeated="3"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table:style-name="ce3" office:value-type="float" office:value="2642" calcext:value-type="float">
            <text:p>2642</text:p>
          </table:table-cell>
          <table:table-cell table:style-name="ce3"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1983" calcext:value-type="float">
            <text:p>1983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035" calcext:value-type="float">
            <text:p>2035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980" calcext:value-type="float">
            <text:p>1980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20" calcext:value-type="float">
            <text:p>2020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997" calcext:value-type="float">
            <text:p>1997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971" calcext:value-type="float">
            <text:p>1971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987" calcext:value-type="float">
            <text:p>1987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981" calcext:value-type="float">
            <text:p>1981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937" calcext:value-type="float">
            <text:p>1937</text:p>
          </table:table-cell>
          <table:table-cell table:number-columns-repeated="3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978" calcext:value-type="float">
            <text:p>1978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4" office:value-type="string" calcext:value-type="string">
            <text:p>Actual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5"/>
          <table:table-cell table:number-columns-repeated="3"/>
        </table:table-row>
        <table:table-row table:style-name="ro1">
          <table:table-cell table:style-name="Default"/>
          <table:table-cell table:style-name="ce6" office:value-type="float" office:value="0" calcext:value-type="float">
            <text:p>0</text:p>
          </table:table-cell>
          <table:table-cell table:style-name="ce7" table:formula="of:=AVERAGE([.A2:.A11])" office:value-type="float" office:value="2624.4" calcext:value-type="float">
            <text:p>2624.4</text:p>
          </table:table-cell>
          <table:table-cell table:style-name="ce7" table:formula="of:=AVERAGE([.B2:.B11])" office:value-type="float" office:value="372.6" calcext:value-type="float">
            <text:p>372.6</text:p>
          </table:table-cell>
          <table:table-cell/>
        </table:table-row>
        <table:table-row table:style-name="ro1">
          <table:table-cell table:style-name="Default"/>
          <table:table-cell table:style-name="ce6" office:value-type="float" office:value="1" calcext:value-type="float">
            <text:p>1</text:p>
          </table:table-cell>
          <table:table-cell table:style-name="ce7" table:formula="of:=AVERAGE([.A12:.A21])" office:value-type="float" office:value="358.1" calcext:value-type="float">
            <text:p>358.1</text:p>
          </table:table-cell>
          <table:table-cell table:style-name="ce7" table:formula="of:=AVERAGE([.B12:.B21])" office:value-type="float" office:value="1986.9" calcext:value-type="float">
            <text:p>1986.9</text:p>
          </table:table-cell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Predicte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 table:number-rows-repeated="3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1" office:value-type="string" calcext:value-type="string">
            <text:p>Recall</text:p>
          </table:table-cell>
          <table:table-cell table:style-name="ce15" table:formula="of:=[.D27]/([.C27]+[.D27])" office:value-type="float" office:value="0.8472921108742" calcext:value-type="float">
            <text:p>0.847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Specifity</text:p>
          </table:table-cell>
          <table:table-cell table:style-name="ce15" table:formula="of:=[.C26]/([.C26]+[.D26])" office:value-type="float" office:value="0.875675675675676" calcext:value-type="float">
            <text:p>0.8757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recision</text:p>
          </table:table-cell>
          <table:table-cell table:style-name="ce15" table:formula="of:=[.D27]/([.D27]+[.D26])" office:value-type="float" office:value="0.842085187539733" calcext:value-type="float">
            <text:p>0.842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8">0000/00/00</text:date>, <text:time style:data-style-name="N2" text:time-value="15:27:13.2174344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16:48:50.336087379</meta:creation-date>
    <dc:date>2019-09-28T15:32:18.723954846</dc:date>
    <meta:editing-duration>PT30M36S</meta:editing-duration>
    <meta:editing-cycles>5</meta:editing-cycles>
    <meta:generator>LibreOffice/6.0.7.3$Linux_X86_64 LibreOffice_project/00m0$Build-3</meta:generator>
    <meta:document-statistic meta:table-count="1" meta:cell-count="56" meta:object-count="0"/>
  </office:meta>
</office:document-meta>
</file>